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1874in" style:contextual-spacing="false" style:line-height-at-least="0.2083in" fo:orphans="2" fo:widows="2" fo:text-indent="0in" style:auto-text-indent="false"/>
    </style:style>
    <style:style style:name="P2" style:family="paragraph" style:parent-style-name="Text_20_body">
      <style:paragraph-properties fo:margin-left="0in" fo:margin-right="0in" fo:margin-top="0in" fo:margin-bottom="0.1874in" style:contextual-spacing="false" style:line-height-at-least="0.2083in" fo:orphans="2" fo:widows="2" fo:text-indent="0in" style:auto-text-indent="false"/>
      <style:text-properties fo:font-variant="normal" fo:text-transform="none" fo:color="#1a1c1e" loext:opacity="100%" style:font-name="Inter" fo:font-size="10.5pt" fo:letter-spacing="normal" fo:font-style="normal" fo:font-weight="normal"/>
    </style:style>
    <style:style style:name="P3" style:family="paragraph" style:parent-style-name="Text_20_body" style:list-style-name="L1">
      <style:paragraph-properties fo:margin-left="0in" fo:margin-right="0in" fo:margin-top="0in" fo:margin-bottom="0.0311in" style:contextual-spacing="false" style:line-height-at-least="0.2083in" fo:orphans="2" fo:widows="2" fo:text-indent="0in" style:auto-text-indent="false" fo:padding="0in" fo:border="none"/>
    </style:style>
    <style:style style:name="P4" style:family="paragraph" style:parent-style-name="Text_20_body" style:list-style-name="L2">
      <style:paragraph-properties fo:margin-left="0in" fo:margin-right="0in" fo:margin-top="0in" fo:margin-bottom="0.0311in" style:contextual-spacing="false" style:line-height-at-least="0.2083in" fo:orphans="2" fo:widows="2" fo:text-indent="0in" style:auto-text-indent="false" fo:padding="0in" fo:border="none"/>
    </style:style>
    <style:style style:name="P5" style:family="paragraph" style:parent-style-name="Text_20_body" style:list-style-name="L3">
      <style:paragraph-properties fo:margin-left="0in" fo:margin-right="0in" fo:margin-top="0in" fo:margin-bottom="0.0311in" style:contextual-spacing="false" style:line-height-at-least="0.2083in" fo:orphans="2" fo:widows="2" fo:text-indent="0in" style:auto-text-indent="false" fo:padding="0in" fo:border="none"/>
    </style:style>
    <style:style style:name="P6" style:family="paragraph" style:parent-style-name="Text_20_body" style:list-style-name="L4">
      <style:paragraph-properties fo:margin-left="0in" fo:margin-right="0in" fo:margin-top="0in" fo:margin-bottom="0.0311in" style:contextual-spacing="false" style:line-height-at-least="0.2083in" fo:orphans="2" fo:widows="2" fo:text-indent="0in" style:auto-text-indent="false" fo:padding="0in" fo:border="none"/>
    </style:style>
    <style:style style:name="P7" style:family="paragraph" style:parent-style-name="Text_20_body" style:list-style-name="L5">
      <style:paragraph-properties fo:margin-left="0in" fo:margin-right="0in" fo:margin-top="0in" fo:margin-bottom="0.0311in" style:contextual-spacing="false" style:line-height-at-least="0.2083in" fo:orphans="2" fo:widows="2" fo:text-indent="0in" style:auto-text-indent="false" fo:padding="0in" fo:border="none"/>
    </style:style>
    <style:style style:name="P8" style:family="paragraph" style:parent-style-name="Text_20_body" style:list-style-name="L5">
      <style:paragraph-properties fo:margin-left="0in" fo:margin-right="0in" fo:margin-top="0in" fo:margin-bottom="0.0311in" style:contextual-spacing="false" style:line-height-at-least="0.2083in" fo:orphans="2" fo:widows="2" fo:text-indent="0in" style:auto-text-indent="false" fo:padding="0in" fo:border="none"/>
      <style:text-properties fo:font-variant="normal" fo:text-transform="none" fo:color="#1a1c1e" loext:opacity="100%" style:font-name="Inter" fo:font-size="10.5pt" fo:letter-spacing="normal" fo:font-style="normal" fo:font-weight="normal"/>
    </style:style>
    <style:style style:name="T1" style:family="text">
      <style:text-properties fo:font-variant="normal" fo:text-transform="none" fo:color="#1a1c1e" loext:opacity="100%" style:font-name="Inter" fo:letter-spacing="normal" fo:font-style="normal" fo:font-weight="normal"/>
    </style:style>
    <style:style style:name="T2" style:family="text">
      <style:text-properties fo:font-variant="normal" fo:text-transform="none" fo:color="#1a1c1e" loext:opacity="100%" style:font-name="Inter" fo:font-size="10.5pt" fo:letter-spacing="normal" fo:font-style="normal" fo:font-weight="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Creative Brief: Garagi Flow Advertising Campaign</text:span></text:span></text:h>
      <text:p text:style-name="P1"><text:span text:style-name="Strong_20_Emphasis"><text:span text:style-name="T2">Project Title:</text:span></text:span><text:span text:style-name="T2"> Garagi Flow: The Digital Engine for Zambia's Auto Businesses</text:span></text:p>
      <text:p text:style-name="P1"><text:span text:style-name="Strong_20_Emphasis"><text:span text:style-name="T2">1. The Big Idea (The Elevator Pitch)</text:span></text:span></text:p>
      <text:p text:style-name="P2">Garagi Flow is an all-in-one, cloud-based software that brings the power of modern technology to every car and motorcycle business in Zambia—from large showrooms to small roadside repair shops. It replaces paper chaos with digital control, helping them manage sales, repairs, inventory, and finances, all in one simple place.</text:p>
      <text:p text:style-name="P1"><text:span text:style-name="Strong_20_Emphasis"><text:span text:style-name="T2">2. The Story We're Telling</text:span></text:span></text:p>
      <text:list text:style-name="L1">
        <text:list-item>
          <text:p text:style-name="P3"><text:span text:style-name="Strong_20_Emphasis"><text:span text:style-name="T2">The Problem (The "Before"):</text:span></text:span><text:span text:style-name="T2"> Paint a picture of the daily struggle. A busy workshop owner is buried under a mountain of paper job cards, lost invoices, and handwritten ledgers. They don't know which parts are in stock, they spend hours calculating ZRA taxes, and a customer is waiting impatiently because their service history can't be found. It’s chaotic, stressful, and costing them money.</text:span></text:p>
        </text:list-item>
        <text:list-item>
          <text:p text:style-name="P3"><text:span text:style-name="Strong_20_Emphasis"><text:span text:style-name="T2">The Solution (The "After"):</text:span></text:span><text:span text:style-name="T2"> Introduce Garagi Flow as the hero. The same owner now manages their entire business from a simple tablet or laptop. With a few clicks, they can create a professional ZRA-compliant invoice, see exactly which mechanic is working on which car, know their exact stock of spark plugs, and send an automatic service reminder to a customer's phone. They are in control, professional, and their business is growing.</text:span></text:p>
        </text:list-item>
      </text:list>
      <text:p text:style-name="P1"><text:span text:style-name="Strong_20_Emphasis"><text:span text:style-name="T2">3. Key Features to Visualize (Translate Features into Benefits)</text:span></text:span></text:p>
      <text:p text:style-name="P2">Focus on showing these simple, powerful actions:</text:p>
      <text:list text:style-name="L2">
        <text:list-item>
          <text:p text:style-name="P4"><text:span text:style-name="Strong_20_Emphasis"><text:span text:style-name="T2">Sell Cars &amp; Bikes Faster:</text:span></text:span></text:p>
          <text:list>
            <text:list-item>
              <text:p text:style-name="P4"><text:span text:style-name="Strong_20_Emphasis"><text:span text:style-name="T2">What it is:</text:span></text:span><text:span text:style-name="T2"> A digital showroom for all vehicles, with tools for quotes and payment plans.</text:span></text:p>
            </text:list-item>
            <text:list-item>
              <text:p text:style-name="P4"><text:span text:style-name="Strong_20_Emphasis"><text:span text:style-name="T2">Visual:</text:span></text:span><text:span text:style-name="T2"> A customer and salesperson looking at a tablet showing a vehicle's details. A professional PDF quote is instantly emailed.</text:span></text:p>
            </text:list-item>
          </text:list>
        </text:list-item>
        <text:list-item>
          <text:p text:style-name="P4"><text:span text:style-name="Strong_20_Emphasis"><text:span text:style-name="T2">Run Your Workshop Like a Pro:</text:span></text:span></text:p>
          <text:list>
            <text:list-item>
              <text:p text:style-name="P4"><text:span text:style-name="Strong_20_Emphasis"><text:span text:style-name="T2">What it is:</text:span></text:span><text:span text:style-name="T2"> Digital job cards and a visual calendar for scheduling mechanics and service bays.</text:span></text:p>
            </text:list-item>
            <text:list-item>
              <text:p text:style-name="P4"><text:span text:style-name="Strong_20_Emphasis"><text:span text:style-name="T2">Visual:</text:span></text:span><text:span text:style-name="T2"> A drag-and-drop calendar on a screen, showing mechanics assigned to different jobs. A mechanic updates a job's status on their phone.</text:span></text:p>
            </text:list-item>
          </text:list>
        </text:list-item>
        <text:list-item>
          <text:p text:style-name="P4"><text:span text:style-name="Strong_20_Emphasis"><text:span text:style-name="T2">Know Your Stock, Instantly:</text:span></text:span></text:p>
          <text:list>
            <text:list-item>
              <text:p text:style-name="P4"><text:span text:style-name="Strong_20_Emphasis"><text:span text:style-name="T2">What it is:</text:span></text:span><text:span text:style-name="T2"> Real-time inventory tracking for spare parts and tools.</text:span></text:p>
            </text:list-item>
            <text:list-item>
              <text:p text:style-name="P4"><text:span text:style-name="Strong_20_Emphasis"><text:span text:style-name="T2">Visual:</text:span></text:span><text:span text:style-name="T2"> A user scanning a part's barcode with their phone's camera, and the stock count instantly updating on screen. An automatic "low stock" alert pops up.</text:span></text:p>
            </text:list-item>
          </text:list>
        </text:list-item>
        <text:list-item>
          <text:p text:style-name="P4"><text:span text:style-name="Strong_20_Emphasis"><text:span text:style-name="T2">Build Customer Loyalty:</text:span></text:span></text:p>
          <text:list>
            <text:list-item>
              <text:p text:style-name="P4"><text:soft-page-break/><text:span text:style-name="Strong_20_Emphasis"><text:span text:style-name="T2">What it is:</text:span></text:span><text:span text:style-name="T2"> A digital address book that remembers every customer, their vehicle, and their service history.</text:span></text:p>
            </text:list-item>
            <text:list-item>
              <text:p text:style-name="P4"><text:span text:style-name="Strong_20_Emphasis"><text:span text:style-name="T2">Visual:</text:span></text:span><text:span text:style-name="T2"> A friendly SMS or WhatsApp message appearing on a customer's phone: "Hi Jane, your Toyota is due for its 30,000 km service next week. Book now!"</text:span></text:p>
            </text:list-item>
          </text:list>
        </text:list-item>
        <text:list-item>
          <text:p text:style-name="P4"><text:span text:style-name="Strong_20_Emphasis"><text:span text:style-name="T2">Get Paid &amp; Stay Compliant, Easily:</text:span></text:span></text:p>
          <text:list>
            <text:list-item>
              <text:p text:style-name="P4"><text:span text:style-name="Strong_20_Emphasis"><text:span text:style-name="T2">What it is:</text:span></text:span><text:span text:style-name="T2"> The system automatically calculates taxes and creates official, ZRA-compliant invoices with the required QR code. It also helps prepare NAPSA reports.</text:span></text:p>
            </text:list-item>
            <text:list-item>
              <text:p text:style-name="P4"><text:span text:style-name="Strong_20_Emphasis"><text:span text:style-name="T2">Visual:</text:span></text:span><text:span text:style-name="T2"> A single button click that transforms a job card into a professional, ZRA-approved invoice on screen. </text:span><text:span text:style-name="Strong_20_Emphasis"><text:span text:style-name="T2">This is a major selling point.</text:span></text:span></text:p>
            </text:list-item>
          </text:list>
        </text:list-item>
      </text:list>
      <text:p text:style-name="P1"><text:span text:style-name="Strong_20_Emphasis"><text:span text:style-name="T2">4. Our Target Audience (The Faces of Garagi Flow)</text:span></text:span></text:p>
      <text:p text:style-name="P2">Your visuals should speak to two main groups:</text:p>
      <text:list text:style-name="L3">
        <text:list-item>
          <text:p text:style-name="P5"><text:span text:style-name="Strong_20_Emphasis"><text:span text:style-name="T2">Memory, the Aspiring Entrepreneur:</text:span></text:span><text:span text:style-name="T2"> Runs a small, busy roadside workshop. She's smart and ambitious but overwhelmed by paperwork. She needs a tool that is simple, affordable, and works perfectly on a basic tablet or laptop. She represents growth and empowerment.</text:span></text:p>
        </text:list-item>
        <text:list-item>
          <text:p text:style-name="P5"><text:span text:style-name="Strong_20_Emphasis"><text:span text:style-name="T2">David, the Established Dealer:</text:span></text:span><text:span text:style-name="T2"> Owns a formal car dealership with a sales team and multiple service bays. He needs a professional, reliable system to manage his complex operations, track finances, and present a modern image to his clients. He represents professionalism and efficiency.</text:span></text:p>
        </text:list-item>
      </text:list>
      <text:p text:style-name="P1"><text:span text:style-name="Strong_20_Emphasis"><text:span text:style-name="T2">The key message is that Garagi Flow works for BOTH of them.</text:span></text:span></text:p>
      <text:p text:style-name="P1"><text:span text:style-name="Strong_20_Emphasis"><text:span text:style-name="T2">5. Vibe, Tone &amp; Visual Style</text:span></text:span></text:p>
      <text:list text:style-name="L4">
        <text:list-item>
          <text:p text:style-name="P6"><text:span text:style-name="Strong_20_Emphasis"><text:span text:style-name="T2">Tone:</text:span></text:span><text:span text:style-name="T2"> Empowering, Modern, Professional, Reliable, and proudly Zambian.</text:span></text:p>
        </text:list-item>
        <text:list-item>
          <text:p text:style-name="P6"><text:span text:style-name="Strong_20_Emphasis"><text:span text:style-name="T2">Visuals:</text:span></text:span><text:span text:style-name="T2"> Clean, bright, and uncluttered. Use a modern color palette, perhaps with subtle hints of Zambian colours (green, orange). Show the software on realistic devices (laptops, tablets).</text:span></text:p>
        </text:list-item>
        <text:list-item>
          <text:p text:style-name="P6"><text:span text:style-name="Strong_20_Emphasis"><text:span text:style-name="T2">Iconography:</text:span></text:span><text:span text:style-name="T2"> Simple, clear icons for Sales, Repairs, Inventory, Customers, and Finance.</text:span></text:p>
        </text:list-item>
      </text:list>
      <text:p text:style-name="P1"><text:span text:style-name="Strong_20_Emphasis"><text:span text:style-name="T2">6. Ideas for Graphics &amp; Video</text:span></text:span></text:p>
      <text:list text:style-name="L5">
        <text:list-item>
          <text:p text:style-name="P7"><text:span text:style-name="Strong_20_Emphasis"><text:span text:style-name="T2">For Graphics (Social Media, Flyers):</text:span></text:span></text:p>
          <text:list>
            <text:list-item>
              <text:p text:style-name="P7"><text:span text:style-name="Strong_20_Emphasis"><text:span text:style-name="T2">"Before &amp; After" Sliders:</text:span></text:span><text:span text:style-name="T2"> Show a messy paper invoice sliding to reveal a clean, digital Garagi Flow invoice with the ZRA QR code.</text:span></text:p>
            </text:list-item>
            <text:list-item>
              <text:p text:style-name="P7"><text:span text:style-name="Strong_20_Emphasis"><text:span text:style-name="T2">Feature Spotlights:</text:span></text:span><text:span text:style-name="T2"> Create simple graphics that say "ZRA Invoices in One Click" or "Never Lose a Part Again" with a screenshot of the feature.</text:span></text:p>
            </text:list-item>
            <text:list-item>
              <text:p text:style-name="P7"><text:span text:style-name="Strong_20_Emphasis"><text:span text:style-name="T2">Show the App in Action:</text:span></text:span><text:span text:style-name="T2"> Use mockups of tablets and laptops displaying the dashboard to make it feel tangible.</text:span></text:p>
            </text:list-item>
          </text:list>
        </text:list-item>
        <text:list-item>
          <text:p text:style-name="P7"><text:span text:style-name="Strong_20_Emphasis"><text:span text:style-name="T2">For the Advertising Video (A 60-second Story):</text:span></text:span></text:p>
          <text:list>
            <text:list-item>
              <text:p text:style-name="P7"><text:span text:style-name="Strong_20_Emphasis"><text:span text:style-name="T2">(0-10s) The Problem:</text:span></text:span><text:span text:style-name="T2"> Open with quick shots of Memory's paper-fueled chaos. A lost job card, a frustrated customer, her rubbing her temples.</text:span></text:p>
            </text:list-item>
            <text:list-item>
              <text:p text:style-name="P7"><text:span text:style-name="Strong_20_Emphasis"><text:span text:style-name="T2">(10-25s) The Solution:</text:span></text:span><text:span text:style-name="T2"> A smooth transition shows her discovering Garagi Flow on a tablet. Her expression changes from stress to relief. Quick, satisfying shots of her tapping through the clean interface.</text:span></text:p>
            </text:list-item>
            <text:list-item>
              <text:p text:style-name="P7"><text:soft-page-break/><text:span text:style-name="Strong_20_Emphasis"><text:span text:style-name="T2">(25-45s) The Benefits in Action:</text:span></text:span></text:p>
              <text:list>
                <text:list-item>
                  <text:p text:style-name="P8">She scans a part with the tablet's camera.</text:p>
                </text:list-item>
                <text:list-item>
                  <text:p text:style-name="P8">She assigns a job to a mechanic on a visual calendar.</text:p>
                </text:list-item>
                <text:list-item>
                  <text:p text:style-name="P8">She clicks "Generate Invoice" – the ZRA-compliant invoice appears instantly.</text:p>
                </text:list-item>
                <text:list-item>
                  <text:p text:style-name="P8">An automated SMS reminder is sent to a customer.</text:p>
                </text:list-item>
              </text:list>
            </text:list-item>
            <text:list-item>
              <text:p text:style-name="P7"><text:span text:style-name="Strong_20_Emphasis"><text:span text:style-name="T2">(45-55s) Show the Scale:</text:span></text:span><text:span text:style-name="T2"> Cross-fade to David in his modern dealership, viewing a high-level financial dashboard on a large monitor. This shows the software is for everyone, big or small.</text:span></text:p>
            </text:list-item>
            <text:list-item>
              <text:p text:style-name="P7"><text:span text:style-name="Strong_20_Emphasis"><text:span text:style-name="T2">(55-60s) The Close:</text:span></text:span><text:span text:style-name="T2"> End with shots of both Memory and David looking successful and in control of their growing businesses. Close on the Garagi Flow logo.</text:span></text:p>
            </text:list-item>
            <text:list-item>
              <text:p text:style-name="P7"><text:span text:style-name="Strong_20_Emphasis"><text:span text:style-name="T2">Tagline:</text:span></text:span><text:span text:style-name="T2"> </text:span><text:span text:style-name="Strong_20_Emphasis"><text:span text:style-name="T2">Garagi Flow. Drive Your Business Forward.</text:span></text:span></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9T12:13:39.768820749</meta:creation-date>
    <dc:date>2025-08-19T12:15:47.550751600</dc:date>
    <meta:editing-duration>PT2M9S</meta:editing-duration>
    <meta:editing-cycles>1</meta:editing-cycles>
    <meta:document-statistic meta:table-count="0" meta:image-count="0" meta:object-count="0" meta:page-count="3" meta:paragraph-count="49" meta:word-count="898" meta:character-count="5407" meta:non-whitespace-character-count="4595"/>
    <meta:generator>LibreOffice/25.2.4.3$Linux_X86_64 LibreOffice_project/520$Build-3</meta:generator>
  </office:meta>
</office:document-meta>
</file>